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DoubleRang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eDoubleRangeTag.createValid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eDoubleRangeTag.setMaximum( String max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DoubleRangeTag.setMinimum( String minim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DoubleRangeTag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